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30pt" fo:font-weight="bold" style:font-size-asian="30pt" style:font-weight-asian="bold" style:font-size-complex="30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onrad Gotfryd</text:p>
      <text:p text:style-name="P7"/>
      <text:p text:style-name="P8">STER</text:p>
      <text:p text:style-name="P8"/>
      <text:p text:style-name="P7">Projekt II: Wyświetlacz LCD z panelem dotykowym na platformę Raspberry Pi.</text:p>
      <text:p text:style-name="P7"/>
      <text:p text:style-name="P3"/>
      <text:list xml:id="list7571089715900784428" text:style-name="L1">
        <text:list-item>
          <text:list>
            <text:list-item>
              <text:p text:style-name="P9">Opis platformy.</text:p>
              <text:list>
                <text:list-header>
                  <text:p text:style-name="P12">W projekcie zastosowano platformę Raspberry Pi model B oraz wyświetlacz LCD TFT 2.8” z interfejsem SPI i linią DATA/CMD, dodatkowo wyposażony w dotykowy panel rezystancyjny.</text:p>
                  <text:p text:style-name="P12"/>
                </text:list-header>
              </text:list>
            </text:list-item>
            <text:list-item>
              <text:p text:style-name="P9">Przygotowanie platformy do projektu.</text:p>
              <text:p text:style-name="P12">Celem uruchomienia własnych sterowników należało:</text:p>
            </text:list-item>
          </text:list>
        </text:list-item>
      </text:list>
      <text:list xml:id="list8913791033703962574" text:style-name="L2">
        <text:list-item>
          <text:p text:style-name="P13">Skompilować jądro systemu Linux. </text:p>
        </text:list-item>
        <text:list-item>
          <text:p text:style-name="P13">Zmienić wpisy w drzewie urządzeń (device tree). W tym celu został zmieniony plik bcm2708-rpi-b.dts. Do dokumentacji został dołączony plik po zmianach. Plik ten został skompilowany (wywołanie make ARCH=arm bcm2708-rpi-b.dtb) i dodany do katalogu /boot/. </text:p>
        </text:list-item>
        <text:list-item>
          <text:p text:style-name="P13">Dodać reguły do pliku udev celem zmiany praw dostępu do pliku (plik załączony do dokumentacji).</text:p>
          <text:p text:style-name="P13"/>
        </text:list-item>
      </text:list>
      <text:list xml:id="list1744705758" text:continue-list="list7571089715900784428" text:style-name="L1">
        <text:list-item>
          <text:list>
            <text:list-item>
              <text:p text:style-name="P9">Założenia projektowe.</text:p>
            </text:list-item>
          </text:list>
        </text:list-item>
      </text:list>
      <text:list xml:id="list6712328966471938524" text:style-name="L3">
        <text:list-item>
          <text:p text:style-name="P14">Obsługa interfejsu przez sterowniki jądra.</text:p>
        </text:list-item>
        <text:list-item>
          <text:p text:style-name="P14">Daemon w przestrzeni użytkownika dla realizacji algorytmów.</text:p>
          <text:p text:style-name="P14"/>
        </text:list-item>
      </text:list>
      <text:list xml:id="list8110969572822460244" text:style-name="L4">
        <text:list-item>
          <text:list>
            <text:list-item>
              <text:p text:style-name="P19">Wykonanie.</text:p>
            </text:list-item>
          </text:list>
        </text:list-item>
      </text:list>
      <text:p text:style-name="P4"/>
      <text:p text:style-name="P4"><text:tab/><text:tab/><text:tab/>Ładowanie sterownika następuje automatycznie przez wpis do device tree <text:tab/><text:tab/><text:tab/>nazw sterowników oraz przez program modprobe. </text:p>
      <text:p text:style-name="P4"/>
      <text:p text:style-name="P4"><text:tab/><text:tab/><text:tab/>Komunikacja ze sterownikiem touchscreen_spi przebiega prawie identycznie <text:tab/><text:tab/><text:tab/>jak z lcd_spi, tylko bez obsługi linii data/cmd.</text:p>
      <text:p text:style-name="P4"/>
      <text:p text:style-name="P4"><text:tab/><text:tab/><text:tab/>Daemon komunikuje się ze sterownikiem lcd_spi przez ioctl, wysyłając</text:p>
      <text:p text:style-name="P4"><text:tab/><text:tab/>najpierw strukturę zawierającą pola:</text:p>
      <text:list xml:id="list910088603" text:continue-list="list6712328966471938524" text:style-name="L3">
        <text:list-header>
          <text:p text:style-name="P17">struct lcdd_transfer {</text:p>
        </text:list-header>
      </text:list>
      <text:p text:style-name="P2"><text:tab/><text:tab/><text:tab/>uint32_t byte_cnt;</text:p>
      <text:p text:style-name="P2"><text:tab/><text:tab/><text:tab/>const uint8_t *tx_buf;</text:p>
      <text:p text:style-name="P2"><text:tab/><text:tab/><text:tab/>uint8_t *rx_buf;<text:tab/></text:p>
      <text:p text:style-name="P5"><text:span text:style-name="T1"><text:tab/><text:tab/>}</text:span><text:tab/></text:p>
      <text:p text:style-name="P1"><text:tab/><text:tab/><text:span text:style-name="T2">byte_cnt – liczba bajtów do skopiowania z przestrzeni użytkownika.</text:span></text:p>
      <text:p text:style-name="P4"><text:tab/><text:tab/>tx_buf i rx_buf – wskaźniki na bufory z przestrzeni użytkownika.</text:p>
      <text:p text:style-name="P4"><text:tab/><text:tab/></text:p>
      <text:p text:style-name="P4"/>
      <text:p text:style-name="P4"/>
      <text:p text:style-name="P4"><text:tab/><text:tab/>Zgodnie z tym kopiowana jest określona liczba bajtów z tx_buf, a następnie <text:tab/><text:tab/><text:soft-page-break/><text:tab/>wysyłane są w tej samej kolejności bajty przez interfejs SPI. Od rodzaju komendy <text:tab/><text:tab/><text:tab/>ioctl zależy stan linii data/cmd. </text:p>
      <text:p text:style-name="P4"/>
      <text:p text:style-name="P4"><text:tab/><text:tab/>W przestrzeni użytkownika klient komunikuje się z daemonem poprzez gniazda <text:tab/>sieciowe. Wraz z pojawieniem się nowego połączenia, w daemonie tworzy się nowe gniazdo, <text:tab/>które obsługuje klienta, a akceptacja kolejnych połączeń jest wstrzymana, przez co po <text:tab/>stronie użytkownika został rozwiązany problem dostępu danych i synchronizacji. Realizacja <text:tab/>tego po stronie jądra mogłaby wyglądać następująco:</text:p>
      <text:p text:style-name="P4"><text:tab/><text:tab/>dopuszczalne byłoby otworzenie przez wiele procesów pliku urządzenia, a bufory <text:tab/>przydzielane byłyby do struktury skojarzonej z deskryptorem pliku. Wtedy należy<text:tab/>zastosować mutex obejmujący całą funkcję ioctl, ponieważ w przypadku programu <text:tab/>wielowątkowego mogłoby dojść do pracy na tych samych buforach tx i rx po stronie <text:tab/>kernela. Mutex ten tworzony byłby razem z buforami tx i rx przy otwieraniu pliku <text:tab/>urządzenia. Nie ma konieczności wprowadzania globalnego semafora, ponieważ funkcja <text:tab/>spi_async zawiera rygiel pętlowy, który kontroluję magistralę spi: </text:p>
      <text:p text:style-name="P4"><text:tab/>(<text:a xlink:type="simple" xlink:href="http://lxr.free-electrons.com/source/drivers/spi/spi.c#L2256" text:style-name="Internet_20_link" text:visited-style-name="Visited_20_Internet_20_Link">http://lxr.free-electrons.com/source/drivers/spi/spi.c#L2256</text:a>).</text:p>
      <text:p text:style-name="P4"/>
      <text:p text:style-name="P4"><text:tab/><text:tab/>Nie ma konieczności oczekiwania między między ustawieniem stanu pinu data/cmd <text:tab/>a realizacją transferu spi, stąd udelay(1) w funkcji lcdd_message_send został <text:tab/>zakomentowany.</text:p>
      <text:p text:style-name="P1"><text:tab/></text:p>
      <text:p text:style-name="P1"><text:tab/><text:tab/><text:span text:style-name="T2">Sterownik panelu dotykowego reaguje na dotyk poprzez wykrycie stanu na linii IRQ <text:tab/>modułu panelu. Linia zmienia swój stan na negatywny przy dotyku. Powiadamianie modułu <text:tab/>wyświetlacza odbywa się przez notification chain. Opcja ta jest wyłączana po 1 <text:tab/>powiadomieniu, by niepotrzebnie nie generować przerwań w module wyświetlacza. <text:tab/>Dobrano częstotliwość wznawiania powiadomień raz na sekundę. </text:span></text:p>
      <text:list xml:id="list375057426" text:continue-numbering="true" text:style-name="L3">
        <text:list-header>
          <text:p text:style-name="P18"/>
        </text:list-header>
      </text:list>
      <text:list xml:id="list1424203142460906216" text:style-name="L5">
        <text:list-item>
          <text:list>
            <text:list-item>
              <text:p text:style-name="P10">Wnioski.</text:p>
              <text:p text:style-name="P10"/>
            </text:list-item>
          </text:list>
        </text:list-item>
      </text:list>
      <text:list xml:id="list4068982904062611689" text:style-name="L6">
        <text:list-item>
          <text:p text:style-name="P15">Tworzenie sterownika bez trudnych algorytmów w przestrzeni jądra jest prostsze i jeśli to jest możliwe tak powinno się tworzyć, ponieważ czas poświęcony na debuggowanie jest znacznie mniejszy i kod łatwiej kontrolować. </text:p>
        </text:list-item>
        <text:list-item>
          <text:p text:style-name="P15">Nie ma potrzeby stosować opóźnień przy zmianach stanów na pinie przy tej parze urządzeń.</text:p>
        </text:list-item>
        <text:list-item>
          <text:p text:style-name="P15">Celem dopuszczenia pracy wielowątkowej należałoby zastosować mutex w funkcji ioctl.</text:p>
        </text:list-item>
      </text:list>
      <text:list xml:id="list2131049991" text:continue-list="list1424203142460906216" text:style-name="L5">
        <text:list-item>
          <text:list>
            <text:list-item>
              <text:list>
                <text:list-header>
                  <text:p text:style-name="P1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6-01-28T20:37:43</meta:creation-date>
    <dc:date>2016-01-28T22:21:57</dc:date>
    <dc:creator>Konrad Gotfryd</dc:creator>
    <meta:editing-duration>PT22M12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2" meta:paragraph-count="37" meta:word-count="492" meta:character-count="3662"/>
  </office:meta>
</office:document-meta>
</file>